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Only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572cm" style:use-optimal-column-width="false"/>
    </style:style>
    <style:style style:name="ro1" style:family="table-row">
      <style:table-row-properties style:row-height="1.905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álise Multidimensional: Fundamentos e Aplicações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Multidimensional: Fundamentos e Aplicaçõ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Como organizar e explorar dados para melhores insights</text:span></text:p>
            <text:p text:style-name="P3"><text:span text:style-name="T2">Nome do palestrante/time - 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1. O que é Análise Multidimensional?</text:span></text:p>
              </text:list-item>
              <text:list-item>
                <text:p text:style-name="P6"><text:span text:style-name="T3">2. Conceitos Fundamentais: Fatos &amp; Dimensões</text:span></text:p>
              </text:list-item>
              <text:list-item>
                <text:p text:style-name="P6"><text:span text:style-name="T3">3. Hierarquias e Cubos OLAP</text:span></text:p>
              </text:list-item>
              <text:list-item>
                <text:p text:style-name="P6"><text:span text:style-name="T3">4. Modelos de Dados (Star e Snowflake)</text:span></text:p>
              </text:list-item>
              <text:list-item>
                <text:p text:style-name="P6"><text:span text:style-name="T3">5. ETL e Data Warehouse</text:span></text:p>
              </text:list-item>
              <text:list-item>
                <text:p text:style-name="P6"><text:span text:style-name="T3">6. KPIs e Métricas</text:span></text:p>
              </text:list-item>
              <text:list-item>
                <text:p text:style-name="P6"><text:span text:style-name="T3">7. Benefícios e Aplicações</text:span></text:p>
              </text:list-item>
              <text:list-item>
                <text:p text:style-name="P6"><text:span text:style-name="T3">8. Diferentes Níveis de Usuários</text:span></text:p>
              </text:list-item>
              <text:list-item>
                <text:p text:style-name="P6"><text:span text:style-name="T3">9. Roteiro Geral de Entrega de Análise</text:span></text:p>
              </text:list-item>
              <text:list-item>
                <text:p text:style-name="P6"><text:span text:style-name="T3">10. Exemplo Prático (Aumento de Cobertura de Municípios)</text:span></text:p>
              </text:list-item>
              <text:list-item>
                <text:p text:style-name="P6"><text:span text:style-name="T3">11. Modelagem em Estrela (Detalhes)</text:span></text:p>
              </text:list-item>
              <text:list-item>
                <text:p text:style-name="P6"><text:span text:style-name="T3">12. Conclusão e Perguntas</text:span></text:p>
              </text:list-item>
              <text:list-item>
                <text:p text:style-name="P6"><text:span text:style-name="T3">13. Descrição da Base Fictícia</text:span></text:p>
              </text:list-item>
              <text:list-item>
                <text:p text:style-name="P6"><text:span text:style-name="T3">14. Perguntas (Operacional)</text:span></text:p>
              </text:list-item>
              <text:list-item>
                <text:p text:style-name="P6"><text:span text:style-name="T3">15. Perguntas (Gerencial)</text:span></text:p>
              </text:list-item>
              <text:list-item>
                <text:p text:style-name="P6"><text:span text:style-name="T3">16. Perguntas (Estratégico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Análise Multidimensional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 que é Análise Multidimensional?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efinição e Objetivo:</text:span></text:p>
              </text:list-item>
              <text:list-item>
                <text:p text:style-name="P6"><text:span text:style-name="T3">- Organizar dados sob diferentes perspectivas.</text:span></text:p>
              </text:list-item>
              <text:list-item>
                <text:p text:style-name="P6"><text:span text:style-name="T3">- Essencial para BI (Business Intelligence) e tomada de decisão.</text:span></text:p>
              </text:list-item>
              <text:list-item>
                <text:p text:style-name="P6"><text:span text:style-name="T3">- Responde a 'Quando?', 'Onde?', 'Por quê?', 'Quem?', 'Como?'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itos Fundamentais: Fato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itos Fundamentais: Fato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O que são Fatos:</text:span></text:p>
              </text:list-item>
              <text:list-item>
                <text:p text:style-name="P6"><text:span text:style-name="T3">- Medidas numéricas ou métricas analisadas.</text:span></text:p>
              </text:list-item>
              <text:list-item>
                <text:p text:style-name="P6"><text:span text:style-name="T3">- Exemplos: Valor total das vendas, quantidade de itens,</text:span></text:p>
              </text:list-item>
              <text:list-item>
                <text:p text:style-name="P6"><text:span text:style-name="T3"><text:s text:c="2"/></text:span><text:span text:style-name="T3">descontos, custos, lucros.</text:span></text:p>
              </text:list-item>
              <text:list-item>
                <text:p text:style-name="P6"><text:span text:style-name="T3">- Ficam no centro da análise (Tabela Fato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itos Fundamentais: Dimensõ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itos Fundamentais: Dimensõe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O que são Dimensões:</text:span></text:p>
              </text:list-item>
              <text:list-item>
                <text:p text:style-name="P6"><text:span text:style-name="T3">- Fornecem contexto aos Fatos.</text:span></text:p>
              </text:list-item>
              <text:list-item>
                <text:p text:style-name="P6"><text:span text:style-name="T3">- Respondem: 'Quem?', 'Onde?', 'Quando?', 'Qual produto?'.</text:span></text:p>
              </text:list-item>
              <text:list-item>
                <text:p text:style-name="P6"><text:span text:style-name="T3">- Exemplos: Tempo, Produto, Região, Clien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arquias e Cubos OLAP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erarquias e Cubos OLAP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Hierarquias:</text:span></text:p>
              </text:list-item>
              <text:list-item>
                <text:p text:style-name="P6"><text:span text:style-name="T3">- Ex. (Dimensão Tempo): Dia → Mês → Trimestre → Ano.</text:span></text:p>
              </text:list-item>
              <text:list-item>
                <text:p text:style-name="P6"><text:span text:style-name="T3">- Ex. (Dimensão Geografia): Cidade → Estado → País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Cubos OLAP:</text:span></text:p>
              </text:list-item>
              <text:list-item>
                <text:p text:style-name="P6"><text:span text:style-name="T3">- Estruturas multidimensionais para análise rápida.</text:span></text:p>
              </text:list-item>
              <text:list-item>
                <text:p text:style-name="P6"><text:span text:style-name="T3">- Permitem drill-down (detalhar) e roll-up (agregar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de Dados: Star vs Snowflak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os de Dados: Star vs Snowflak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Star Schema:</text:span></text:p>
              </text:list-item>
              <text:list-item>
                <text:p text:style-name="P6"><text:span text:style-name="T3">- Tabela de Fatos no centro + Dimensões ligadas diretamente.</text:span></text:p>
              </text:list-item>
              <text:list-item>
                <text:p text:style-name="P6"><text:span text:style-name="T3">- Mais simples e intuitivo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Snowflake Schema:</text:span></text:p>
              </text:list-item>
              <text:list-item>
                <text:p text:style-name="P6"><text:span text:style-name="T3">- Dimensões podem ser normalizadas em tabelas adicionais.</text:span></text:p>
              </text:list-item>
              <text:list-item>
                <text:p text:style-name="P6"><text:span text:style-name="T3">- Mais complexo, mas pode ajudar no desempenh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L e Data Warehous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TL e Data Warehous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ETL (Extract, Transform, Load):</text:span></text:p>
              </text:list-item>
              <text:list-item>
                <text:p text:style-name="P6"><text:span text:style-name="T3">1. Extrair dados (ERP, CRM, planilhas, etc.).</text:span></text:p>
              </text:list-item>
              <text:list-item>
                <text:p text:style-name="P6"><text:span text:style-name="T3">2. Transformar (limpeza, unificação, padronização).</text:span></text:p>
              </text:list-item>
              <text:list-item>
                <text:p text:style-name="P6"><text:span text:style-name="T3">3. Carregar em Data Warehouse ou Data Lakehouse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Data Warehouse:</text:span></text:p>
              </text:list-item>
              <text:list-item>
                <text:p text:style-name="P6"><text:span text:style-name="T3">- Repositório central, confiável para análi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PIs, Benefícios e Aplicaçõ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PIs, Benefícios e Aplicaçõe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KPIs (Indicadores-Chave):</text:span></text:p>
              </text:list-item>
              <text:list-item>
                <text:p text:style-name="P6"><text:span text:style-name="T3">- Ex.: Receita, Margem de Lucro, Ticket Médio, NPS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nefícios:</text:span></text:p>
              </text:list-item>
              <text:list-item>
                <text:p text:style-name="P6"><text:span text:style-name="T3">- Visualização em diferentes ângulos.</text:span></text:p>
              </text:list-item>
              <text:list-item>
                <text:p text:style-name="P6"><text:span text:style-name="T3">- Insights rápidos (drill-down e roll-up).</text:span></text:p>
              </text:list-item>
              <text:list-item>
                <text:p text:style-name="P6"><text:span text:style-name="T3">- Consistência de informação (única 'versão da verdade').</text:span></text:p>
              </text:list-item>
              <text:list-item>
                <text:p text:style-name="P6"><text:span text:style-name="T3">- Suporte à tomada de decisão baseada em d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ícios Complementar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nefícios Complementare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- Aumenta a transparência e confiança nos dados.</text:span></text:p>
              </text:list-item>
              <text:list-item>
                <text:p text:style-name="P6"><text:span text:style-name="T3">- Facilita integração entre áreas (Finanças, Vendas, etc.).</text:span></text:p>
              </text:list-item>
              <text:list-item>
                <text:p text:style-name="P6"><text:span text:style-name="T3">- Permite monitoramento de metas e resultados contínu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ão para Diferentes Níveis de Usuário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isão para Diferentes Níveis de Usuário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• </text:span><text:span text:style-name="T3">**Operacional**: foco no presente e operação diária.</text:span></text:p>
              </text:list-item>
              <text:list-item>
                <text:p text:style-name="P6"><text:span text:style-name="T3">• </text:span><text:span text:style-name="T3">**Gerencial**: análise do presente vs. metas e passado recente.</text:span></text:p>
              </text:list-item>
              <text:list-item>
                <text:p text:style-name="P6"><text:span text:style-name="T3">• </text:span><text:span text:style-name="T3">**Estratégico**: avaliação de tendências passadas e projeções futur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tivo: Operacional, Gerencial e Estratégico" draw:style-name="dp1" draw:master-page-name="Title_20_Only" presentation:presentation-page-layout-name="AL3T19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ativo: Operacional, Gerencial e Estratégico</text:span></text:p>
          </draw:text-box>
        </draw:frame>
        <draw:frame draw:name="Table 2" draw:style-name="standard" draw:layer="layout" svg:width="22.859cm" svg:height="8.714cm" svg:x="1.27cm" svg:y="3.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4">Nível</text:span></text:p>
              </table:table-cell>
              <table:table-cell>
                <text:p text:style-name="P8"><text:span text:style-name="T4">Perspectiva</text:span></text:p>
                <text:p text:style-name="P8"><text:span text:style-name="T4">Principal</text:span></text:p>
              </table:table-cell>
              <table:table-cell>
                <text:p text:style-name="P8"><text:span text:style-name="T4">Periodicidade</text:span></text:p>
              </table:table-cell>
              <table:table-cell>
                <text:p text:style-name="P8"><text:span text:style-name="T4">Ferramentas</text:span></text:p>
              </table:table-cell>
              <table:table-cell>
                <text:p text:style-name="P8"><text:span text:style-name="T4">Exemplos de KPI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">Operacional</text:span></text:p>
              </table:table-cell>
              <table:table-cell>
                <text:p text:style-name="P8"><text:span text:style-name="T5">Presente (execução diária),</text:span></text:p>
                <text:p text:style-name="P8"><text:span text:style-name="T5">Passado imediato</text:span></text:p>
              </table:table-cell>
              <table:table-cell>
                <text:p text:style-name="P8"><text:span text:style-name="T5">Minutos,</text:span></text:p>
                <text:p text:style-name="P8"><text:span text:style-name="T5">Horas,</text:span></text:p>
                <text:p text:style-name="P8"><text:span text:style-name="T5">Diário</text:span></text:p>
              </table:table-cell>
              <table:table-cell>
                <text:p text:style-name="P8"><text:span text:style-name="T5">Dashboards</text:span></text:p>
                <text:p text:style-name="P8"><text:span text:style-name="T5">em tempo real</text:span></text:p>
                <text:p text:style-name="P8"><text:span text:style-name="T5">(Grafana,</text:span></text:p>
                <text:p text:style-name="P8"><text:span text:style-name="T5">Kibana,</text:span></text:p>
                <text:p text:style-name="P8"><text:span text:style-name="T5">Power BI)</text:span></text:p>
              </table:table-cell>
              <table:table-cell>
                <text:p text:style-name="P8"><text:span text:style-name="T5">Chamados/dia,</text:span></text:p>
                <text:p text:style-name="P8"><text:span text:style-name="T5">Produção/hora,</text:span></text:p>
                <text:p text:style-name="P8"><text:span text:style-name="T5">Vendas diária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5">Gerencial</text:span></text:p>
              </table:table-cell>
              <table:table-cell>
                <text:p text:style-name="P8"><text:span text:style-name="T5">Presente (vs. metas),</text:span></text:p>
                <text:p text:style-name="P8"><text:span text:style-name="T5">Passado recente</text:span></text:p>
              </table:table-cell>
              <table:table-cell>
                <text:p text:style-name="P8"><text:span text:style-name="T5">Diário,</text:span></text:p>
                <text:p text:style-name="P8"><text:span text:style-name="T5">Semanal,</text:span></text:p>
                <text:p text:style-name="P8"><text:span text:style-name="T5">Mensal</text:span></text:p>
              </table:table-cell>
              <table:table-cell>
                <text:p text:style-name="P8"><text:span text:style-name="T5">BI tradicional</text:span></text:p>
                <text:p text:style-name="P8"><text:span text:style-name="T5">(Power BI,</text:span></text:p>
                <text:p text:style-name="P8"><text:span text:style-name="T5">Tableau,</text:span></text:p>
                <text:p text:style-name="P8"><text:span text:style-name="T5">Qlik)</text:span></text:p>
              </table:table-cell>
              <table:table-cell>
                <text:p text:style-name="P8"><text:span text:style-name="T5">Vendas x Meta,</text:span></text:p>
                <text:p text:style-name="P8"><text:span text:style-name="T5">Lucro,</text:span></text:p>
                <text:p text:style-name="P8"><text:span text:style-name="T5">Cobertura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">Estratégico</text:span></text:p>
              </table:table-cell>
              <table:table-cell>
                <text:p text:style-name="P8"><text:span text:style-name="T5">Passado (tendências),</text:span></text:p>
                <text:p text:style-name="P8"><text:span text:style-name="T5">Futuro (projeções)</text:span></text:p>
              </table:table-cell>
              <table:table-cell>
                <text:p text:style-name="P8"><text:span text:style-name="T5">Mensal,</text:span></text:p>
                <text:p text:style-name="P8"><text:span text:style-name="T5">Trimestral,</text:span></text:p>
                <text:p text:style-name="P8"><text:span text:style-name="T5">Anual</text:span></text:p>
              </table:table-cell>
              <table:table-cell>
                <text:p text:style-name="P8"><text:span text:style-name="T5">BI avançado +</text:span></text:p>
                <text:p text:style-name="P8"><text:span text:style-name="T5">Planejamento</text:span></text:p>
                <text:p text:style-name="P8"><text:span text:style-name="T5">(SAP, Anaplan,</text:span></text:p>
                <text:p text:style-name="P8"><text:span text:style-name="T5">Data Science)</text:span></text:p>
              </table:table-cell>
              <table:table-cell>
                <text:p text:style-name="P8"><text:span text:style-name="T5">Cenários what-if,</text:span></text:p>
                <text:p text:style-name="P8"><text:span text:style-name="T5">ROI,</text:span></text:p>
                <text:p text:style-name="P8"><text:span text:style-name="T5">Projeçõ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teiro Geral de Entrega de Anális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oteiro Geral de Entrega de Anális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Quando recebemos uma 'encomenda' de análise: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1. Definir o público e objetivo.</text:span></text:p>
              </text:list-item>
              <text:list-item>
                <text:p text:style-name="P6"><text:span text:style-name="T3">2. Mapear perspectiva (passado, presente, futuro).</text:span></text:p>
              </text:list-item>
              <text:list-item>
                <text:p text:style-name="P6"><text:span text:style-name="T3">3. Selecionar KPIs e dimensões.</text:span></text:p>
              </text:list-item>
              <text:list-item>
                <text:p text:style-name="P6"><text:span text:style-name="T3">4. Verificar fontes e qualidade dos dados.</text:span></text:p>
              </text:list-item>
              <text:list-item>
                <text:p text:style-name="P6"><text:span text:style-name="T3">5. Modelar e preparar ambiente de análise.</text:span></text:p>
              </text:list-item>
              <text:list-item>
                <text:p text:style-name="P6"><text:span text:style-name="T3">6. Escolher a ferramenta de visualização.</text:span></text:p>
              </text:list-item>
              <text:list-item>
                <text:p text:style-name="P6"><text:span text:style-name="T3">7. Validar e ajustar.</text:span></text:p>
              </text:list-item>
              <text:list-item>
                <text:p text:style-name="P6"><text:span text:style-name="T3">8. Implantar e man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1 e Passo 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sso 1 e Passo 2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1. Definição da Demanda e Público-Alvo**</text:span></text:p>
              </text:list-item>
              <text:list-item>
                <text:p text:style-name="P6"><text:span text:style-name="T3">- Entender por que e para quem a análise é solicitada.</text:span></text:p>
              </text:list-item>
              <text:list-item>
                <text:p text:style-name="P6"><text:span text:style-name="T3">- Classificar se é nível operacional, gerencial ou estratégico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2. Mapeamento da Perspectiva**</text:span></text:p>
              </text:list-item>
              <text:list-item>
                <text:p text:style-name="P6"><text:span text:style-name="T3">- Passado: diagnosticar o que ocorreu.</text:span></text:p>
              </text:list-item>
              <text:list-item>
                <text:p text:style-name="P6"><text:span text:style-name="T3">- Presente: monitorar desempenho vs. metas.</text:span></text:p>
              </text:list-item>
              <text:list-item>
                <text:p text:style-name="P6"><text:span text:style-name="T3">- Futuro: projeções e cenários what-if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3 e Passo 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sso 3 e Passo 4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3. Identificação de KPIs, Métricas e Dimensões**</text:span></text:p>
              </text:list-item>
              <text:list-item>
                <text:p text:style-name="P6"><text:span text:style-name="T3">- Quais KPIs respondem às perguntas do negócio?</text:span></text:p>
              </text:list-item>
              <text:list-item>
                <text:p text:style-name="P6"><text:span text:style-name="T3">- Quais dimensões (Tempo, Região, Produto etc.) serão usadas?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4. Coleta e Qualidade dos Dados**</text:span></text:p>
              </text:list-item>
              <text:list-item>
                <text:p text:style-name="P6"><text:span text:style-name="T3">- Fontes (ERP, CRM, planilhas).</text:span></text:p>
              </text:list-item>
              <text:list-item>
                <text:p text:style-name="P6"><text:span text:style-name="T3">- Limpeza de dados e padronização.</text:span></text:p>
              </text:list-item>
              <text:list-item>
                <text:p text:style-name="P6"><text:span text:style-name="T3">- Definir periodicidade (diário, semanal etc.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5 e Passo 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sso 5 e Passo 6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5. Modelagem e Preparação Analítica**</text:span></text:p>
              </text:list-item>
              <text:list-item>
                <text:p text:style-name="P6"><text:span text:style-name="T3">- Estruturar fatos/dimensões (Star, Snowflake).</text:span></text:p>
              </text:list-item>
              <text:list-item>
                <text:p text:style-name="P6"><text:span text:style-name="T3">- Configurar processos de ETL.</text:span></text:p>
              </text:list-item>
              <text:list-item>
                <text:p text:style-name="P6"><text:span text:style-name="T3">- Definir medidas e cálculos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6. Escolha da Ferramenta**</text:span></text:p>
              </text:list-item>
              <text:list-item>
                <text:p text:style-name="P6"><text:span text:style-name="T3">- BI (Power BI, Tableau, Qlik) ou relatórios.</text:span></text:p>
              </text:list-item>
              <text:list-item>
                <text:p text:style-name="P6"><text:span text:style-name="T3">- Frequência de atualização.</text:span></text:p>
              </text:list-item>
              <text:list-item>
                <text:p text:style-name="P6"><text:span text:style-name="T3">- Nível de interativida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7 e Passo 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sso 7 e Passo 8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7. Validação e Iterações**</text:span></text:p>
              </text:list-item>
              <text:list-item>
                <text:p text:style-name="P6"><text:span text:style-name="T3">- Apresentar protótipo aos stakeholders.</text:span></text:p>
              </text:list-item>
              <text:list-item>
                <text:p text:style-name="P6"><text:span text:style-name="T3">- Ajustar métricas, layout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8. Implantação e Manutenção**</text:span></text:p>
              </text:list-item>
              <text:list-item>
                <text:p text:style-name="P6"><text:span text:style-name="T3">- Publicar relatório/dashboard.</text:span></text:p>
              </text:list-item>
              <text:list-item>
                <text:p text:style-name="P6"><text:span text:style-name="T3">- Treinamento e documentação.</text:span></text:p>
              </text:list-item>
              <text:list-item>
                <text:p text:style-name="P6"><text:span text:style-name="T3">- Evoluir conforme surgem novas necessidad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Prátic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 Prático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Aumento de Cobertura de Municípios (de X para Y)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• </text:span><text:span text:style-name="T3">Objetivo: Atingir a meta de cobertura em 1 ano.</text:span></text:p>
              </text:list-item>
              <text:list-item>
                <text:p text:style-name="P6"><text:span text:style-name="T3">• </text:span><text:span text:style-name="T3">Público-Alvo: Gerencial e/ou Estratégico.</text:span></text:p>
              </text:list-item>
              <text:list-item>
                <text:p text:style-name="P6"><text:span text:style-name="T3">• </text:span><text:span text:style-name="T3">Perguntas principais:</text:span></text:p>
              </text:list-item>
              <text:list-item>
                <text:p text:style-name="P6"><text:span text:style-name="T3"><text:s text:c="2"/></text:span><text:span text:style-name="T3">- Quantos municípios cobertos no passado?</text:span></text:p>
              </text:list-item>
              <text:list-item>
                <text:p text:style-name="P6"><text:span text:style-name="T3"><text:s text:c="2"/></text:span><text:span text:style-name="T3">- Quantos estão cobertos agora?</text:span></text:p>
              </text:list-item>
              <text:list-item>
                <text:p text:style-name="P6"><text:span text:style-name="T3"><text:s text:c="2"/></text:span><text:span text:style-name="T3">- Quando atingiremos Y se mantido o ritmo atual?</text:span></text:p>
              </text:list-item>
              <text:list-item>
                <text:p text:style-name="P6"><text:span text:style-name="T3"><text:s text:c="2"/></text:span><text:span text:style-name="T3">- Precisamos de estratégias extra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Passos 1, 2 e 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: Passos 1, 2 e 3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1. Definição do Objetivo e Público-Alvo**</text:span></text:p>
              </text:list-item>
              <text:list-item>
                <text:p text:style-name="P6"><text:span text:style-name="T3">- Aumentar de X para Y municípios em 1 ano.</text:span></text:p>
              </text:list-item>
              <text:list-item>
                <text:p text:style-name="P6"><text:span text:style-name="T3">- Usuários Gerenciais (acompanhamento) e Estratégicos (decisão)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2. Mapeamento (Passado, Presente, Futuro)**</text:span></text:p>
              </text:list-item>
              <text:list-item>
                <text:p text:style-name="P6"><text:span text:style-name="T3">- Passado: ritmo histórico de expansão.</text:span></text:p>
              </text:list-item>
              <text:list-item>
                <text:p text:style-name="P6"><text:span text:style-name="T3">- Presente: cobertos hoje vs. meta.</text:span></text:p>
              </text:list-item>
              <text:list-item>
                <text:p text:style-name="P6"><text:span text:style-name="T3">- Futuro: projeções 'what if'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3. KPIs, Métricas e Dimensões**</text:span></text:p>
              </text:list-item>
              <text:list-item>
                <text:p text:style-name="P6"><text:span text:style-name="T3">- KPI Principal: Contagem de municípios cobertos.</text:span></text:p>
              </text:list-item>
              <text:list-item>
                <text:p text:style-name="P6"><text:span text:style-name="T3">- Dimensões: Tempo (mês, ano), Geografia (UF, Região).</text:span></text:p>
              </text:list-item>
              <text:list-item>
                <text:p text:style-name="P6"><text:span text:style-name="T3">- Ex.: Adições mensais, % coberto vs. tot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Passos 4 e 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: Passos 4 e 5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4. Coleta e Qualidade de Dados**</text:span></text:p>
              </text:list-item>
              <text:list-item>
                <text:p text:style-name="P6"><text:span text:style-name="T3">- CRM / ERP que registra onde há cobertura.</text:span></text:p>
              </text:list-item>
              <text:list-item>
                <text:p text:style-name="P6"><text:span text:style-name="T3">- Base oficial (IBGE) para nomes/códigos de municípios.</text:span></text:p>
              </text:list-item>
              <text:list-item>
                <text:p text:style-name="P6"><text:span text:style-name="T3">- Validar e padronizar nomes duplicados, datas faltantes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5. Modelagem e Preparação Analítica**</text:span></text:p>
              </text:list-item>
              <text:list-item>
                <text:p text:style-name="P6"><text:span text:style-name="T3">- Fato_Cobertura (1/0 se coberto no período).</text:span></text:p>
              </text:list-item>
              <text:list-item>
                <text:p text:style-name="P6"><text:span text:style-name="T3">- Dim_Tempo (dia, mês, ano), Dim_Municipio (nome, estado).</text:span></text:p>
              </text:list-item>
              <text:list-item>
                <text:p text:style-name="P6"><text:span text:style-name="T3">- ETL: unificar dados, gerar tabela de fato e dimens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Passos 6 e 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: Passos 6 e 7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6. Escolha da Ferramenta de Visualização**</text:span></text:p>
              </text:list-item>
              <text:list-item>
                <text:p text:style-name="P6"><text:span text:style-name="T3">- Dashboard (Power BI, Tableau, Qlik) + mapa geográfico.</text:span></text:p>
              </text:list-item>
              <text:list-item>
                <text:p text:style-name="P6"><text:span text:style-name="T3">- Atualização mensal ou semanal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7. Validação e Iterações**</text:span></text:p>
              </text:list-item>
              <text:list-item>
                <text:p text:style-name="P6"><text:span text:style-name="T3">- Criar protótipo inicial.</text:span></text:p>
              </text:list-item>
              <text:list-item>
                <text:p text:style-name="P6"><text:span text:style-name="T3">- Validar se os números batem com expectativas.</text:span></text:p>
              </text:list-item>
              <text:list-item>
                <text:p text:style-name="P6"><text:span text:style-name="T3">- Ajustar rótulos, filtros, lay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: Passo 8 e Produto Fina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: Passo 8 e Produto Final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8. Implantação e Manutenção**</text:span></text:p>
              </text:list-item>
              <text:list-item>
                <text:p text:style-name="P6"><text:span text:style-name="T3">- Publicar dashboard no portal de BI.</text:span></text:p>
              </text:list-item>
              <text:list-item>
                <text:p text:style-name="P6"><text:span text:style-name="T3">- Definir periodicidade (mensal/semanal).</text:span></text:p>
              </text:list-item>
              <text:list-item>
                <text:p text:style-name="P6"><text:span text:style-name="T3">- Treinar usuários para interpretar resultados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Produto Final**:</text:span></text:p>
              </text:list-item>
              <text:list-item>
                <text:p text:style-name="P6"><text:span text:style-name="T3">- Dashboard com:</text:span></text:p>
              </text:list-item>
              <text:list-item>
                <text:p text:style-name="P6"><text:span text:style-name="T3"><text:s text:c="2"/>• </text:span><text:span text:style-name="T3">Evolução histórica de municípios.</text:span></text:p>
              </text:list-item>
              <text:list-item>
                <text:p text:style-name="P6"><text:span text:style-name="T3"><text:s text:c="2"/>• </text:span><text:span text:style-name="T3">Situação atual vs. meta.</text:span></text:p>
              </text:list-item>
              <text:list-item>
                <text:p text:style-name="P6"><text:span text:style-name="T3"><text:s text:c="2"/>• </text:span><text:span text:style-name="T3">Projeções para atingir Y (cenário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 em Estrela (Star Schema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agem em Estrela (Star Schema)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etalhes do cenário de Cobertura de Municípios: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• </text:span><text:span text:style-name="T3">Tabela de Fato: Fato_Cobertura</text:span></text:p>
              </text:list-item>
              <text:list-item>
                <text:p text:style-name="P6"><text:span text:style-name="T3">• </text:span><text:span text:style-name="T3">Dimensões: Dim_Tempo, Dim_Municipio, Dim_Estrategia</text:span></text:p>
              </text:list-item>
              <text:list-item>
                <text:p text:style-name="P6"><text:span text:style-name="T3">• </text:span><text:span text:style-name="T3">Permite analisar onde (município), quando (tempo)</text:span></text:p>
              </text:list-item>
              <text:list-item>
                <text:p text:style-name="P6"><text:span text:style-name="T3"><text:s text:c="2"/></text:span><text:span text:style-name="T3">e como (estratégia) a cobertura foi estabeleci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ão Geral do Star Schem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isão Geral do Star Schema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Fato_Cobertura</text:span></text:p>
              </text:list-item>
              <text:list-item>
                <text:p text:style-name="P6"><text:span text:style-name="T3"><text:s text:c="2"/></text:span><text:span text:style-name="T3">- FK para Dim_Tempo (ID_Tempo)</text:span></text:p>
              </text:list-item>
              <text:list-item>
                <text:p text:style-name="P6"><text:span text:style-name="T3"><text:s text:c="2"/></text:span><text:span text:style-name="T3">- FK para Dim_Municipio (ID_Munic)</text:span></text:p>
              </text:list-item>
              <text:list-item>
                <text:p text:style-name="P6"><text:span text:style-name="T3"><text:s text:c="2"/></text:span><text:span text:style-name="T3">- FK para Dim_Estrategia (ID_Estrategia)</text:span></text:p>
              </text:list-item>
              <text:list-item>
                <text:p text:style-name="P6"><text:span text:style-name="T3"><text:s text:c="2"/></text:span><text:span text:style-name="T3">- Atributos: Coberto (1/0), Datas de início/fim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Dim_Tempo</text:span></text:p>
              </text:list-item>
              <text:list-item>
                <text:p text:style-name="P6"><text:span text:style-name="T3"><text:s text:c="2"/></text:span><text:span text:style-name="T3">- Dia, Mês, Ano, etc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Dim_Municipio</text:span></text:p>
              </text:list-item>
              <text:list-item>
                <text:p text:style-name="P6"><text:span text:style-name="T3"><text:s text:c="2"/></text:span><text:span text:style-name="T3">- Nome, Estado, Região, Código IBGE etc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Dim_Estrategia</text:span></text:p>
              </text:list-item>
              <text:list-item>
                <text:p text:style-name="P6"><text:span text:style-name="T3"><text:s text:c="2"/></text:span><text:span text:style-name="T3">- Nome, Tipo, Equipe Responsável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to_Cobertura: Estrutura e Campo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to_Cobertura: Estrutura e Campo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Nome:** Fato_Cobertura</text:span></text:p>
              </text:list-item>
              <text:list-item>
                <text:p text:style-name="P6"><text:span text:style-name="T3">**Atributos Principais:**</text:span></text:p>
              </text:list-item>
              <text:list-item>
                <text:p text:style-name="P6"><text:span text:style-name="T3">• </text:span><text:span text:style-name="T3">ID_Fato (opcional, PK) ou chave composta</text:span></text:p>
              </text:list-item>
              <text:list-item>
                <text:p text:style-name="P6"><text:span text:style-name="T3">• </text:span><text:span text:style-name="T3">ID_Tempo (FK), ID_Munic (FK), ID_Estrategia (FK)</text:span></text:p>
              </text:list-item>
              <text:list-item>
                <text:p text:style-name="P6"><text:span text:style-name="T3">• </text:span><text:span text:style-name="T3">Coberto (1/0)</text:span></text:p>
              </text:list-item>
              <text:list-item>
                <text:p text:style-name="P6"><text:span text:style-name="T3">• </text:span><text:span text:style-name="T3">Data_Inicio_Cobertura, Data_Fim_Cobertura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Pode haver uma linha por dia/mês ou apenas no momento</text:span></text:p>
              </text:list-item>
              <text:list-item>
                <text:p text:style-name="P6"><text:span text:style-name="T3">de adesão, dependendo da granularidade desej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mensões: Tempo, Município e Estratégi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mensões: Tempo, Município e Estratégia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**Dim_Tempo**</text:span></text:p>
              </text:list-item>
              <text:list-item>
                <text:p text:style-name="P6"><text:span text:style-name="T3">- ID_Tempo (PK)</text:span></text:p>
              </text:list-item>
              <text:list-item>
                <text:p text:style-name="P6"><text:span text:style-name="T3">- Data, Dia, Mês, Ano, etc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Dim_Municipio**</text:span></text:p>
              </text:list-item>
              <text:list-item>
                <text:p text:style-name="P6"><text:span text:style-name="T3">- ID_Munic (PK)</text:span></text:p>
              </text:list-item>
              <text:list-item>
                <text:p text:style-name="P6"><text:span text:style-name="T3">- Nome_Municipio, Estado, Região, Cod_IBGE...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*Dim_Estrategia**</text:span></text:p>
              </text:list-item>
              <text:list-item>
                <text:p text:style-name="P6"><text:span text:style-name="T3">- ID_Estrategia (PK)</text:span></text:p>
              </text:list-item>
              <text:list-item>
                <text:p text:style-name="P6"><text:span text:style-name="T3">- Nome_Estrategia, Tipo_Estrategia, Equipe_Responsavel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 de Consulta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s de Consultas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1. Quantos municípios cobertos por mês no último ano?</text:span></text:p>
              </text:list-item>
              <text:list-item>
                <text:p text:style-name="P6"><text:span text:style-name="T3"><text:s text:c="3"/></text:span><text:span text:style-name="T3">SELECT t.Ano, t.Mes,</text:span></text:p>
              </text:list-item>
              <text:list-item>
                <text:p text:style-name="P6"><text:span text:style-name="T3"><text:s text:c="10"/></text:span><text:span text:style-name="T3">COUNT(DISTINCT fc.ID_Munic) AS municipios_cobertos</text:span></text:p>
              </text:list-item>
              <text:list-item>
                <text:p text:style-name="P6"><text:span text:style-name="T3"><text:s text:c="3"/></text:span><text:span text:style-name="T3">FROM Fato_Cobertura fc</text:span></text:p>
              </text:list-item>
              <text:list-item>
                <text:p text:style-name="P6"><text:span text:style-name="T3"><text:s text:c="3"/></text:span><text:span text:style-name="T3">JOIN Dim_Tempo t ON fc.ID_Tempo = t.ID_Tempo</text:span></text:p>
              </text:list-item>
              <text:list-item>
                <text:p text:style-name="P6"><text:span text:style-name="T3"><text:s text:c="3"/></text:span><text:span text:style-name="T3">WHERE t.Ano = 2023 AND fc.Coberto = 1</text:span></text:p>
              </text:list-item>
              <text:list-item>
                <text:p text:style-name="P6"><text:span text:style-name="T3"><text:s text:c="3"/></text:span><text:span text:style-name="T3">GROUP BY t.Ano, t.Mes;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2. Cobertura por Estado e Estratégia:</text:span></text:p>
              </text:list-item>
              <text:list-item>
                <text:p text:style-name="P6"><text:span text:style-name="T3"><text:s text:c="3"/></text:span><text:span text:style-name="T3">SELECT m.Estado, e.Nome_Estrategia,</text:span></text:p>
              </text:list-item>
              <text:list-item>
                <text:p text:style-name="P6"><text:span text:style-name="T3"><text:s text:c="10"/></text:span><text:span text:style-name="T3">COUNT(DISTINCT fc.ID_Munic) AS total_cobertos</text:span></text:p>
              </text:list-item>
              <text:list-item>
                <text:p text:style-name="P6"><text:span text:style-name="T3"><text:s text:c="3"/></text:span><text:span text:style-name="T3">FROM Fato_Cobertura fc</text:span></text:p>
              </text:list-item>
              <text:list-item>
                <text:p text:style-name="P6"><text:span text:style-name="T3"><text:s text:c="3"/></text:span><text:span text:style-name="T3">JOIN Dim_Municipio m ON fc.ID_Munic = m.ID_Munic</text:span></text:p>
              </text:list-item>
              <text:list-item>
                <text:p text:style-name="P6"><text:span text:style-name="T3"><text:s text:c="3"/></text:span><text:span text:style-name="T3">JOIN Dim_Estrategia e ON fc.ID_Estrategia = e.ID_Estrategia</text:span></text:p>
              </text:list-item>
              <text:list-item>
                <text:p text:style-name="P6"><text:span text:style-name="T3"><text:s text:c="3"/></text:span><text:span text:style-name="T3">WHERE fc.Coberto = 1</text:span></text:p>
              </text:list-item>
              <text:list-item>
                <text:p text:style-name="P6"><text:span text:style-name="T3"><text:s text:c="3"/></text:span><text:span text:style-name="T3">GROUP BY m.Estado, e.Nome_Estrategia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ão do Exemplo de Cobertur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ão do Exemplo de Cobertura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• </text:span><text:span text:style-name="T3">Modelo em Estrela facilita consultas e análises.</text:span></text:p>
              </text:list-item>
              <text:list-item>
                <text:p text:style-name="P6"><text:span text:style-name="T3">• </text:span><text:span text:style-name="T3">Fato_Cobertura concentra o 'quando' e 'onde'.</text:span></text:p>
              </text:list-item>
              <text:list-item>
                <text:p text:style-name="P6"><text:span text:style-name="T3">• </text:span><text:span text:style-name="T3">Dimensões enriquecem os dados (Tempo, Município, Estratégia).</text:span></text:p>
              </text:list-item>
              <text:list-item>
                <text:p text:style-name="P6"><text:span text:style-name="T3">• </text:span><text:span text:style-name="T3">Permite ver evolução histórica, situação atual e projeções.</text:span></text:p>
              </text:list-item>
              <text:list-item>
                <text:p text:style-name="P6"><text:span text:style-name="T3">• </text:span><text:span text:style-name="T3">Traz clareza para decidir recursos e investimentos na expans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guntas e Discussã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erguntas e Discussão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• </text:span><text:span text:style-name="T3">Dúvidas sobre os conceitos ou o modelo?</text:span></text:p>
              </text:list-item>
              <text:list-item>
                <text:p text:style-name="P6"><text:span text:style-name="T3">• </text:span><text:span text:style-name="T3">Próximos passos no projeto real.</text:span></text:p>
              </text:list-item>
              <text:list-item>
                <text:p text:style-name="P6"><text:span text:style-name="T3">• </text:span><text:span text:style-name="T3">Obrigado pela atenção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crição da Base Fictíci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crição da Base Fictícia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• </text:span><text:span text:style-name="T3">Gera dados de 20 anos (2005 a 2024), com granularidade diária.</text:span></text:p>
              </text:list-item>
              <text:list-item>
                <text:p text:style-name="P6"><text:span text:style-name="T3">• </text:span><text:span text:style-name="T3">100 municípios fictícios, 5 estratégias diferentes.</text:span></text:p>
              </text:list-item>
              <text:list-item>
                <text:p text:style-name="P6"><text:span text:style-name="T3">• </text:span><text:span text:style-name="T3">Cada município tem uma data de início (e possível data de fim)</text:span></text:p>
              </text:list-item>
              <text:list-item>
                <text:p text:style-name="P6"><text:span text:style-name="T3"><text:s text:c="2"/></text:span><text:span text:style-name="T3">de cobertura.</text:span></text:p>
              </text:list-item>
              <text:list-item>
                <text:p text:style-name="P6"><text:span text:style-name="T3">• </text:span><text:span text:style-name="T3">Resulta em ~730k linhas na Fato_Cobertura (diária),</text:span></text:p>
              </text:list-item>
              <text:list-item>
                <text:p text:style-name="P6"><text:span text:style-name="T3"><text:s text:c="2"/></text:span><text:span text:style-name="T3">armazenando se está coberto (1) ou não (0) em cada d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guntas (Nível Operacional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erguntas (Nível Operacional)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Exemplos de perguntas e SQL: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1) **Quantos municípios estão cobertos HOJE?**</text:span></text:p>
              </text:list-item>
              <text:list-item>
                <text:p text:style-name="P6"><text:span text:style-name="T3"><text:s text:c="3"/></text:span><text:span text:style-name="T3">SELECT COUNT(DISTINCT ID_Munic)</text:span></text:p>
              </text:list-item>
              <text:list-item>
                <text:p text:style-name="P6"><text:span text:style-name="T3"><text:s text:c="3"/></text:span><text:span text:style-name="T3">FROM Fato_Cobertura fc</text:span></text:p>
              </text:list-item>
              <text:list-item>
                <text:p text:style-name="P6"><text:span text:style-name="T3"><text:s text:c="3"/></text:span><text:span text:style-name="T3">JOIN Dim_Tempo t ON fc.ID_Tempo = t.ID_Tempo</text:span></text:p>
              </text:list-item>
              <text:list-item>
                <text:p text:style-name="P6"><text:span text:style-name="T3"><text:s text:c="3"/></text:span><text:span text:style-name="T3">WHERE t.DataCompleta = '2024-12-31' AND fc.Coberto = 1;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2) **Existe algum município que perdeu cobertura hoje?**</text:span></text:p>
              </text:list-item>
              <text:list-item>
                <text:p text:style-name="P6"><text:span text:style-name="T3"><text:s text:c="3"/></text:span><text:span text:style-name="T3">(varia conforme data_fim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guntas (Nível Gerencial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erguntas (Nível Gerencial)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Exemplos de perguntas e SQL: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1) **Cobertura atual vs. meta**:</text:span></text:p>
              </text:list-item>
              <text:list-item>
                <text:p text:style-name="P6"><text:span text:style-name="T3"><text:s text:c="3"/></text:span><text:span text:style-name="T3">SELECT (COUNT(DISTINCT fc.ID_Munic)) AS CoberturaAtual,</text:span></text:p>
              </text:list-item>
              <text:list-item>
                <text:p text:style-name="P6"><text:span text:style-name="T3"><text:s text:c="10"/></text:span><text:span text:style-name="T3">600 AS Meta -- Exemplo</text:span></text:p>
              </text:list-item>
              <text:list-item>
                <text:p text:style-name="P6"><text:span text:style-name="T3"><text:s text:c="3"/></text:span><text:span text:style-name="T3">FROM Fato_Cobertura fc</text:span></text:p>
              </text:list-item>
              <text:list-item>
                <text:p text:style-name="P6"><text:span text:style-name="T3"><text:s text:c="3"/></text:span><text:span text:style-name="T3">JOIN Dim_Tempo t ON fc.ID_Tempo = t.ID_Tempo</text:span></text:p>
              </text:list-item>
              <text:list-item>
                <text:p text:style-name="P6"><text:span text:style-name="T3"><text:s text:c="3"/></text:span><text:span text:style-name="T3">WHERE t.DataCompleta = '2024-12-31' AND fc.Coberto = 1;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2) **Cobertura por Região**:</text:span></text:p>
              </text:list-item>
              <text:list-item>
                <text:p text:style-name="P6"><text:span text:style-name="T3"><text:s text:c="3"/></text:span><text:span text:style-name="T3">SELECT m.Regiao, COUNT(DISTINCT fc.ID_Munic) AS qtde</text:span></text:p>
              </text:list-item>
              <text:list-item>
                <text:p text:style-name="P6"><text:span text:style-name="T3"><text:s text:c="3"/></text:span><text:span text:style-name="T3">FROM Fato_Cobertura fc</text:span></text:p>
              </text:list-item>
              <text:list-item>
                <text:p text:style-name="P6"><text:span text:style-name="T3"><text:s text:c="3"/></text:span><text:span text:style-name="T3">JOIN Dim_Tempo t ON fc.ID_Tempo = t.ID_Tempo</text:span></text:p>
              </text:list-item>
              <text:list-item>
                <text:p text:style-name="P6"><text:span text:style-name="T3"><text:s text:c="3"/></text:span><text:span text:style-name="T3">JOIN Dim_Municipio m ON fc.ID_Munic = m.ID_Munic</text:span></text:p>
              </text:list-item>
              <text:list-item>
                <text:p text:style-name="P6"><text:span text:style-name="T3"><text:s text:c="3"/></text:span><text:span text:style-name="T3">WHERE t.Ano = 2024 AND fc.Coberto = 1</text:span></text:p>
              </text:list-item>
              <text:list-item>
                <text:p text:style-name="P6"><text:span text:style-name="T3"><text:s text:c="3"/></text:span><text:span text:style-name="T3">GROUP BY m.Regiao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guntas (Nível Estratégico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erguntas (Nível Estratégico)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Exemplos de perguntas e SQL: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1) **Tendência de Cobertura nos últimos 5 anos**:</text:span></text:p>
              </text:list-item>
              <text:list-item>
                <text:p text:style-name="P6"><text:span text:style-name="T3"><text:s text:c="3"/></text:span><text:span text:style-name="T3">SELECT t.Ano, COUNT(DISTINCT fc.ID_Munic) AS cobertos</text:span></text:p>
              </text:list-item>
              <text:list-item>
                <text:p text:style-name="P6"><text:span text:style-name="T3"><text:s text:c="3"/></text:span><text:span text:style-name="T3">FROM Fato_Cobertura fc</text:span></text:p>
              </text:list-item>
              <text:list-item>
                <text:p text:style-name="P6"><text:span text:style-name="T3"><text:s text:c="3"/></text:span><text:span text:style-name="T3">JOIN Dim_Tempo t ON fc.ID_Tempo = t.ID_Tempo</text:span></text:p>
              </text:list-item>
              <text:list-item>
                <text:p text:style-name="P6"><text:span text:style-name="T3"><text:s text:c="3"/></text:span><text:span text:style-name="T3">WHERE t.Ano BETWEEN 2020 AND 2024</text:span></text:p>
              </text:list-item>
              <text:list-item>
                <text:p text:style-name="P6"><text:span text:style-name="T3"><text:s text:c="9"/></text:span><text:span text:style-name="T3">AND fc.Coberto = 1</text:span></text:p>
              </text:list-item>
              <text:list-item>
                <text:p text:style-name="P6"><text:span text:style-name="T3"><text:s text:c="3"/></text:span><text:span text:style-name="T3">GROUP BY t.Ano;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2) **Projeções Futuras**:</text:span></text:p>
              </text:list-item>
              <text:list-item>
                <text:p text:style-name="P6"><text:span text:style-name="T3"><text:s text:c="3"/></text:span><text:span text:style-name="T3">Aqui, o SQL pode ser combinado com</text:span></text:p>
              </text:list-item>
              <text:list-item>
                <text:p text:style-name="P6"><text:span text:style-name="T3"><text:s text:c="3"/></text:span><text:span text:style-name="T3">modelos de previsão (Machine Learning)</text:span></text:p>
              </text:list-item>
              <text:list-item>
                <text:p text:style-name="P6"><text:span text:style-name="T3"><text:s text:c="3"/></text:span><text:span text:style-name="T3">para estimar quando atingiremos certa meta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11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2</meta:editing-cycles>
    <meta:creation-date>2013-01-27T09:14:16</meta:creation-date>
    <dc:date>2025-02-03T07:59:31.721917317</dc:date>
    <meta:editing-duration>PT2M37S</meta:editing-duration>
    <meta:generator>LibreOffice/7.3.7.2$Linux_X86_64 LibreOffice_project/30$Build-2</meta:generator>
    <meta:document-statistic meta:object-count="175"/>
    <meta:user-defined meta:name="AppVersion">14.0000</meta:user-defined>
    <meta:user-defined meta:name="PresentationFormat">On-screen Show (4:3)</meta:user-defined>
  </office:meta>
</office:document-meta>
</file>